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Helvetica, Arial, sans-serif"/>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903in" table:align="margins" style:may-break-between-rows="false"/>
    </style:style>
    <style:style style:name="Table1.A" style:family="table-column">
      <style:table-column-properties style:column-width="1.9576in" style:rel-column-width="11464*"/>
    </style:style>
    <style:style style:name="Table1.B" style:family="table-column">
      <style:table-column-properties style:column-width="0.6458in" style:rel-column-width="3782*"/>
    </style:style>
    <style:style style:name="Table1.C" style:family="table-column">
      <style:table-column-properties style:column-width="1.3965in" style:rel-column-width="8178*"/>
    </style:style>
    <style:style style:name="Table1.D" style:family="table-column">
      <style:table-column-properties style:column-width="2.8118in" style:rel-column-width="16467*"/>
    </style:style>
    <style:style style:name="Table1.E" style:family="table-column">
      <style:table-column-properties style:column-width="4.3785in" style:rel-column-width="25644*"/>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P1" style:family="paragraph" style:parent-style-name="Header">
      <style:text-properties fo:color="#ff3333" style:font-name="Karla" fo:font-size="10.5pt" fo:font-weight="normal" style:font-size-asian="10.5pt" style:font-weight-asian="normal" style:font-size-complex="10.5pt" style:font-weight-complex="normal"/>
    </style:style>
    <style:style style:name="P2" style:family="paragraph" style:parent-style-name="Standard">
      <style:text-properties style:font-name="Karla" fo:font-size="10pt" style:font-size-asian="10pt" style:font-size-complex="10pt"/>
    </style:style>
    <style:style style:name="P3" style:family="paragraph" style:parent-style-name="Table_20_Heading">
      <style:paragraph-properties fo:text-align="center" style:justify-single-word="false"/>
      <style:text-properties fo:color="#0084d1" style:font-name="Karla" fo:font-size="10pt" style:font-size-asian="10pt" style:font-size-complex="10pt"/>
    </style:style>
    <style:style style:name="P4" style:family="paragraph" style:parent-style-name="Table_20_Contents">
      <style:text-properties style:font-name="Karla" fo:font-size="10pt" style:font-size-asian="10pt" style:font-size-complex="10pt"/>
    </style:style>
    <style:style style:name="P5" style:family="paragraph" style:parent-style-name="Table_20_Contents">
      <style:paragraph-properties fo:text-align="justify" style:justify-single-word="false"/>
      <style:text-properties style:font-name="Karla" fo:font-size="10pt" style:font-size-asian="10pt" style:font-size-complex="10pt"/>
    </style:style>
    <style:style style:name="P6" style:family="paragraph" style:parent-style-name="Table_20_Contents">
      <style:paragraph-properties fo:text-align="start" style:justify-single-word="false"/>
      <style:text-properties style:font-name="Karla" fo:font-size="10pt" style:font-size-asian="10pt" style:font-size-complex="10pt"/>
    </style:style>
    <style:style style:name="P7" style:family="paragraph" style:parent-style-name="Table_20_Contents">
      <style:paragraph-properties fo:text-align="start" style:justify-single-word="false"/>
      <style:text-properties style:font-name="Karla" fo:font-size="10pt" fo:font-weight="bold" style:font-size-asian="10pt" style:font-weight-asian="bold" style:font-size-complex="10pt" style:font-weight-complex="bold"/>
    </style:style>
    <style:style style:name="P8" style:family="paragraph" style:parent-style-name="Header">
      <style:text-properties fo:color="#ff3333" style:font-name="Karla" fo:font-size="10.5pt" fo:font-weight="bold" style:font-size-asian="10.5pt" style:font-weight-asian="bold" style:font-size-complex="10.5pt" style:font-weight-complex="bold"/>
    </style:style>
    <style:style style:name="P9" style:family="paragraph" style:parent-style-name="Table_20_Contents">
      <style:paragraph-properties fo:text-align="justify" style:justify-single-word="false"/>
      <style:text-properties style:font-name="Karla"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Function Name</text:p>
            </table:table-cell>
            <table:table-cell table:style-name="Table1.A1" office:value-type="string">
              <text:p text:style-name="P3">Method</text:p>
            </table:table-cell>
            <table:table-cell table:style-name="Table1.A1" office:value-type="string">
              <text:p text:style-name="P3">Parameters</text:p>
            </table:table-cell>
            <table:table-cell table:style-name="Table1.A1" office:value-type="string">
              <text:p text:style-name="P3">Description</text:p>
            </table:table-cell>
            <table:table-cell table:style-name="Table1.E1" office:value-type="string">
              <text:p text:style-name="P3">Response</text:p>
            </table:table-cell>
          </table:table-row>
        </table:table-header-rows>
        <table:table-row>
          <table:table-cell table:style-name="Table1.A2" office:value-type="string">
            <text:p text:style-name="P4">postMyRequestsList</text:p>
          </table:table-cell>
          <table:table-cell table:style-name="Table1.A2" office:value-type="string">
            <text:p text:style-name="P4">POST </text:p>
          </table:table-cell>
          <table:table-cell table:style-name="Table1.A2" office:value-type="string">
            <text:p text:style-name="P4">_token*</text:p>
            <text:p text:style-name="P4">filter</text:p>
          </table:table-cell>
          <table:table-cell table:style-name="Table1.A2" office:value-type="string">
            <text:p text:style-name="P5">This function is used to get list of requests of current logged in athlete. In this function, we will pass all parameters for complete process.</text:p>
            <text:p text:style-name="P5">This function will checks token validation, If token is not valid or expired then this function will returns invalid token response. </text:p>
            <text:p text:style-name="P5">If token is valid then this function will returns list of request from different users. In this function, we can pass optional parameter filter for list out requests as per filter parameters.</text:p>
          </table:table-cell>
          <table:table-cell table:style-name="Table1.E2" office:value-type="string">
            <text:p text:style-name="P7">Invalid Token Response:</text:p>
            <text:p text:style-name="P6">{<text:line-break/> <text:s/>"process_status": false,<text:line-break/> <text:s/>"error_reason": "InvalidToken",<text:line-break/> <text:s/>"error_messages": "You must provide a token.",<text:line-break/> <text:s/>"response_data": []<text:line-break/>}</text:p>
            <text:p text:style-name="P7">Success Response:</text:p>
            <text:p text:style-name="P6">{</text:p>
            <text:p text:style-name="P6"><text:s text:c="2"/>"process_status": true,</text:p>
            <text:p text:style-name="P6"><text:s text:c="2"/>"error_reason": "",</text:p>
            <text:p text:style-name="P6"><text:s text:c="2"/>"error_messages": "",</text:p>
            <text:p text:style-name="P6"><text:s text:c="2"/>"response_data": {</text:p>
            <text:p text:style-name="P6"><text:s text:c="4"/>"request_list": [</text:p>
            <text:p text:style-name="P6"><text:s text:c="6"/>{</text:p>
            <text:p text:style-name="P6"><text:s text:c="8"/>"ID": 1,</text:p>
            <text:p text:style-name="P6"><text:s text:c="8"/>"UserType": "Sport Manager",</text:p>
            <text:p text:style-name="P6"><text:s text:c="8"/>"User": "Placerat Laoreet",</text:p>
            <text:p text:style-name="P6"><text:s text:c="8"/>"RequestMessage": "Hello Martin, Please accept my request to add you in my portfolio!!",</text:p>
            <text:p text:style-name="P6"><text:s text:c="8"/>"Status": "Waiting",</text:p>
            <text:p text:style-name="P6"><text:s text:c="8"/>"BlockStatus": "No",</text:p>
            <text:p text:style-name="P6"><text:s text:c="8"/>"ResponseMessage": null,</text:p>
            <text:p text:style-name="P6"><text:s text:c="8"/>"Created": "29-05-2017 14:12",<text:line-break/> <text:s text:c="7"/>"StatusHistory": [<text:line-break/> <text:s text:c="9"/>{<text:line-break/> <text:s text:c="11"/>"OldStatus": "Waiting",<text:line-break/> <text:s text:c="11"/>"NewStatus": "Waiting",<text:line-break/> <text:s text:c="11"/>"ChangeOn": "29-05-2017 14:12"<text:line-break/> <text:s text:c="9"/>}<text:line-break/> <text:s text:c="7"/>]</text:p>
            <text:p text:style-name="P6"><text:s text:c="6"/>}</text:p>
            <text:p text:style-name="P6"><text:s text:c="6"/>....</text:p>
            <text:p text:style-name="P6"><text:s text:c="4"/>]</text:p>
            <text:p text:style-name="P6"><text:s text:c="2"/>}</text:p>
            <text:p text:style-name="P6">}</text:p>
          </table:table-cell>
        </table:table-row>
        <table:table-row>
          <table:table-cell table:style-name="Table1.A2" office:value-type="string">
            <text:p text:style-name="P4">postAcceptRequest</text:p>
          </table:table-cell>
          <table:table-cell table:style-name="Table1.A2" office:value-type="string">
            <text:p text:style-name="P4">POST </text:p>
          </table:table-cell>
          <table:table-cell table:style-name="Table1.A2" office:value-type="string">
            <text:p text:style-name="P4">_token*</text:p>
            <text:p text:style-name="P4">request_id*</text:p>
            <text:p text:style-name="P4">message</text:p>
          </table:table-cell>
          <table:table-cell table:style-name="Table1.A2" office:value-type="string">
            <text:p text:style-name="P5">This function is used to accept request of current logged in athlete. In this function, we will pass all parameters for complete process.</text:p>
            <text:p text:style-name="P5">This function checks token validation. If token is not valid or expired then this function will returns invalid token response. </text:p>
            <text:p text:style-name="P5">If token is valid then this function will checks data validation of passed data. If any of parameter is not valid or expired then this function will returns invalid data response in json format. </text:p>
            <text:p text:style-name="P5">If data is also valid then this function will updates the request with new status and then returns success response in json format.</text:p>
          </table:table-cell>
          <table:table-cell table:style-name="Table1.E2" office:value-type="string">
            <text:p text:style-name="P7">Invalid Token Response:</text:p>
            <text:p text:style-name="P6">{<text:line-break/> <text:s/>"process_status": false,<text:line-break/> <text:s/>"error_reason": "InvalidToken",<text:line-break/> <text:s/>"error_messages": "You must provide a token.",<text:line-break/> <text:s/>"response_data": []<text:line-break/>}</text:p>
            <text:p text:style-name="P7">Invalid Data Response:</text:p>
            <text:p text:style-name="P6">{<text:line-break/> <text:s/>"process_status": false,<text:line-break/> <text:s/>"error_reason": "InvalidData",<text:line-break/> <text:s/>"error_messages": {<text:line-break/> <text:s text:c="3"/>"request_id": "Request ID is required field."<text:line-break/> <text:s/>},<text:line-break/> <text:s/>"response_data": []<text:line-break/>}</text:p>
            <text:p text:style-name="P7">Success Response:</text:p>
            <text:p text:style-name="P6">{<text:line-break/> <text:s/>"process_status": true,<text:line-break/> <text:s/>"error_reason": "",<text:line-break/> <text:s/>"error_messages": "",<text:line-break/> <text:s/>"response_data": []<text:line-break/>}</text:p>
          </table:table-cell>
        </table:table-row>
        <table:table-row>
          <table:table-cell table:style-name="Table1.A2" office:value-type="string">
            <text:p text:style-name="P4">postRejectRequest</text:p>
          </table:table-cell>
          <table:table-cell table:style-name="Table1.A2" office:value-type="string">
            <text:p text:style-name="P4">POST </text:p>
          </table:table-cell>
          <table:table-cell table:style-name="Table1.A2" office:value-type="string">
            <text:p text:style-name="P4">_token*</text:p>
            <text:p text:style-name="P4">request_id*</text:p>
            <text:p text:style-name="P4">message</text:p>
          </table:table-cell>
          <table:table-cell table:style-name="Table1.A2" office:value-type="string">
            <text:p text:style-name="P5">This function is used to reject request of current logged in athlete. In this function, we will pass all parameters for complete process.</text:p>
            <text:p text:style-name="P5">This function checks token validation. If token is not valid or expired then this function will returns invalid token response in json format.</text:p>
            <text:p text:style-name="P5">If token is valid then this function will checks data validation of passed data. If any of parameters is not valid then this <text:soft-page-break/>function will returns invalid data response in json format. </text:p>
            <text:p text:style-name="P5">If data is valid then this function will update status of current request to “Reject” and returns success respose. </text:p>
          </table:table-cell>
          <table:table-cell table:style-name="Table1.E2" office:value-type="string">
            <text:p text:style-name="P7">Invalid Token Response:</text:p>
            <text:p text:style-name="P6">{<text:line-break/> <text:s/>"process_status": false,<text:line-break/> <text:s/>"error_reason": "InvalidToken",<text:line-break/> <text:s/>"error_messages": "You must provide a token.",<text:line-break/> <text:s/>"response_data": []<text:line-break/>}</text:p>
            <text:p text:style-name="P7">Invalid Data Response:</text:p>
            <text:p text:style-name="P6">{<text:line-break/> <text:s/>"process_status": false,<text:line-break/> <text:s/>"error_reason": "InvalidData",<text:line-break/><text:soft-page-break/> <text:s/>"error_messages": {<text:line-break/> <text:s text:c="3"/>"request_id": "Request ID is required field."<text:line-break/> <text:s/>},<text:line-break/> <text:s/>"response_data": []<text:line-break/>}</text:p>
            <text:p text:style-name="P7">Success Response:</text:p>
            <text:p text:style-name="P6">{<text:line-break/> <text:s/>"process_status": true,<text:line-break/> <text:s/>"error_reason": "",<text:line-break/> <text:s/>"error_messages": "",<text:line-break/> <text:s/>"response_data": []<text:line-break/>}</text:p>
          </table:table-cell>
        </table:table-row>
        <table:table-row>
          <table:table-cell table:style-name="Table1.A2" office:value-type="string">
            <text:p text:style-name="P4">postBlockRequest</text:p>
          </table:table-cell>
          <table:table-cell table:style-name="Table1.A2" office:value-type="string">
            <text:p text:style-name="P4">POST </text:p>
          </table:table-cell>
          <table:table-cell table:style-name="Table1.A2" office:value-type="string">
            <text:p text:style-name="P4">_token*</text:p>
            <text:p text:style-name="P4">request_id*</text:p>
            <text:p text:style-name="P4">message</text:p>
          </table:table-cell>
          <table:table-cell table:style-name="Table1.A2" office:value-type="string">
            <text:p text:style-name="P5">This function is used to Block request of current logged in athlete user. In this function, we will pass all parameters for complete process. </text:p>
            <text:p text:style-name="P5">This fucntion checks token validation. If token is not valid or expired then this function will returns invalid token response in json format.</text:p>
            <text:p text:style-name="P5">If token is valid then this function will checks data validation. If any of parameters is not valid then this function will returns invalid data response.</text:p>
            <text:p text:style-name="P5">If data is also valid then this function will set Block status = Yes and then returns success response in json format.</text:p>
          </table:table-cell>
          <table:table-cell table:style-name="Table1.E2" office:value-type="string">
            <text:p text:style-name="P7">Invalid Token Response:</text:p>
            <text:p text:style-name="P6">{<text:line-break/> <text:s/>"process_status": false,<text:line-break/> <text:s/>"error_reason": "InvalidToken",<text:line-break/> <text:s/>"error_messages": "You must provide a token.",<text:line-break/> <text:s/>"response_data": []<text:line-break/>}</text:p>
            <text:p text:style-name="P7">Invalid Data Response:</text:p>
            <text:p text:style-name="P6">{<text:line-break/> <text:s/>"process_status": false,<text:line-break/> <text:s/>"error_reason": "InvalidData",<text:line-break/> <text:s/>"error_messages": {<text:line-break/> <text:s text:c="3"/>"request_id": "Request ID is required field."<text:line-break/> <text:s/>},<text:line-break/> <text:s/>"response_data": []<text:line-break/>}</text:p>
            <text:p text:style-name="P7">Success Response:</text:p>
            <text:p text:style-name="P6">{<text:line-break/> <text:s/>"process_status": true,<text:line-break/> <text:s/>"error_reason": "",<text:line-break/> <text:s/>"error_messages": "",<text:line-break/> <text:s/>"response_data": []<text:line-break/>}</text:p>
          </table:table-cell>
        </table:table-row>
        <table:table-row>
          <table:table-cell table:style-name="Table1.A2" office:value-type="string">
            <text:p text:style-name="P4">postReportAbuseRequest</text:p>
          </table:table-cell>
          <table:table-cell table:style-name="Table1.A2" office:value-type="string">
            <text:p text:style-name="P4">POST </text:p>
          </table:table-cell>
          <table:table-cell table:style-name="Table1.A2" office:value-type="string">
            <text:p text:style-name="P4">_token*</text:p>
            <text:p text:style-name="P4">request_id*</text:p>
            <text:p text:style-name="P4">message</text:p>
          </table:table-cell>
          <table:table-cell table:style-name="Table1.A2" office:value-type="string">
            <text:p text:style-name="P5">This function is used to “Report abuse” for request of current logged in athlete user. In this function, we will pass all parameters for complete process.</text:p>
            <text:p text:style-name="P5">This function checks token validation. If token is not valid or expired then this function will returns invalid token response in json format.</text:p>
            <text:p text:style-name="P5">If token is valid then this function will checks data validation of passed parameters. If any of parameters is not valid then this function will returns invalid data response in json format.</text:p>
            <text:p text:style-name="P5">If data is also valid then this function will set Report Abuse Status = Yes and then returns success response in json format.</text:p>
          </table:table-cell>
          <table:table-cell table:style-name="Table1.E2" office:value-type="string">
            <text:p text:style-name="P7">Invalid Token Response:</text:p>
            <text:p text:style-name="P6">{<text:line-break/> <text:s/>"process_status": false,<text:line-break/> <text:s/>"error_reason": "InvalidToken",<text:line-break/> <text:s/>"error_messages": "You must provide a token.",<text:line-break/> <text:s/>"response_data": []<text:line-break/>}</text:p>
            <text:p text:style-name="P7">Invalid Data Response:</text:p>
            <text:p text:style-name="P6">{<text:line-break/> <text:s/>"process_status": false,<text:line-break/> <text:s/>"error_reason": "InvalidData",<text:line-break/> <text:s/>"error_messages": {<text:line-break/> <text:s text:c="3"/>"request_id": "Request ID is required field."<text:line-break/> <text:s/>},<text:line-break/> <text:s/>"response_data": []<text:line-break/>}</text:p>
            <text:p text:style-name="P7">Success Response:</text:p>
            <text:p text:style-name="P6">{<text:line-break/> <text:s/>"process_status": true,<text:line-break/> <text:s/>"error_reason": "",<text:line-break/> <text:s/>"error_messages": "",<text:line-break/> <text:s/>"response_data": []<text:line-break/>}</text:p>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
          </table:table-cell>
          <table:table-cell table:style-name="Table1.E2"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Helvetica, Arial, sans-serif"/>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5953in" style:type="center"/>
          <style:tab-stop style:position="11.19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3333" style:font-name="Karla" fo:font-size="10.5pt" fo:font-weight="bold" style:font-size-asian="10.5pt" style:font-weight-asian="bold" style:font-size-complex="10.5pt" style:font-weight-complex="bold"/>
    </style:style>
    <style:style style:name="MP2" style:family="paragraph" style:parent-style-name="Header">
      <style:text-properties fo:color="#ff3333" style:font-name="Karla" fo:font-size="10.5pt" fo:font-weight="normal" style:font-size-asian="10.5pt" style:font-weight-asian="normal" style:font-size-complex="10.5pt" style:font-weight-complex="normal"/>
    </style:style>
    <style:style style:name="MT1" style:family="text"/>
    <style:page-layout style:name="Mpm1">
      <style:page-layout-properties fo:page-width="11.6902in" fo:page-height="16.5402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RL for call webservice is : <text:s/><text:a xlink:type="simple" xlink:href="http://www.incantera.com/requestapi/v1/" text:style-name="Internet_20_link" text:visited-style-name="Visited_20_Internet_20_Link">http://www.incantera.com/requestapi/v1/</text:a>{functionname}</text:p>
        <text:p text:style-name="MP2">Note: Parameters with * are required to pass for complete proc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9T11:15:13.72</meta:creation-date>
    <dc:date>2017-05-30T20:02:25.38</dc:date>
    <meta:editing-duration>PT15H17M38S</meta:editing-duration>
    <meta:editing-cycles>10</meta:editing-cycles>
    <meta:generator>OpenOffice/4.1.3$Win32 OpenOffice.org_project/413m1$Build-9783</meta:generator>
    <meta:document-statistic meta:table-count="1" meta:image-count="0" meta:object-count="0" meta:page-count="2" meta:paragraph-count="97" meta:word-count="796" meta:character-count="5857"/>
  </office:meta>
</office:document-meta>
</file>